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3C8000000D7C70EC8045A3B50C1.png" manifest:media-type="image/png"/>
  <manifest:file-entry manifest:full-path="Pictures/100000000000037A00000208274105AAF30C2609.png" manifest:media-type="image/png"/>
  <manifest:file-entry manifest:full-path="Pictures/100002010000023B000000EFD51E6BF4997C13D4.png" manifest:media-type="image/png"/>
  <manifest:file-entry manifest:full-path="Pictures/100000000000025C0000011E280B12C75C21B109.png" manifest:media-type="image/png"/>
  <manifest:file-entry manifest:full-path="Pictures/1000000000000344000001024D2CBC2CE6A58D3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officeooo:rsid="001b7721" officeooo:paragraph-rsid="001b7721" style:font-weight-asian="bold" style:font-weight-complex="bold"/>
    </style:style>
    <style:style style:name="P3" style:family="paragraph" style:parent-style-name="Standard">
      <style:text-properties officeooo:rsid="001a0a1c" officeooo:paragraph-rsid="001a0a1c"/>
    </style:style>
    <style:style style:name="P4" style:family="paragraph" style:parent-style-name="Standard">
      <style:text-properties officeooo:rsid="001a0a1c" officeooo:paragraph-rsid="001dfa5c"/>
    </style:style>
    <style:style style:name="P5" style:family="paragraph" style:parent-style-name="Standard">
      <style:text-properties officeooo:rsid="00206f07" officeooo:paragraph-rsid="00206f07"/>
    </style:style>
    <style:style style:name="P6" style:family="paragraph" style:parent-style-name="Standard">
      <style:text-properties officeooo:rsid="00324e95" officeooo:paragraph-rsid="00324e95"/>
    </style:style>
    <style:style style:name="P7" style:family="paragraph" style:parent-style-name="Standard">
      <style:text-properties officeooo:rsid="00335439" officeooo:paragraph-rsid="00335439"/>
    </style:style>
    <style:style style:name="P8" style:family="paragraph" style:parent-style-name="Standard" style:list-style-name="L1"/>
    <style:style style:name="P9" style:family="paragraph" style:parent-style-name="Standard">
      <style:text-properties officeooo:rsid="0037f2ad" officeooo:paragraph-rsid="0037f2ad"/>
    </style:style>
    <style:style style:name="P10" style:family="paragraph" style:parent-style-name="Standard">
      <style:text-properties fo:font-weight="bold" officeooo:rsid="0037f2ad" officeooo:paragraph-rsid="0037f2ad" style:font-weight-asian="bold" style:font-weight-complex="bold"/>
    </style:style>
    <style:style style:name="P11" style:family="paragraph" style:parent-style-name="Standard">
      <style:text-properties officeooo:rsid="00206f07" officeooo:paragraph-rsid="00206f07"/>
    </style:style>
    <style:style style:name="P12" style:family="paragraph" style:parent-style-name="Standard">
      <style:text-properties officeooo:rsid="00206f07" officeooo:paragraph-rsid="00409f1e"/>
    </style:style>
    <style:style style:name="P13" style:family="paragraph" style:parent-style-name="Standard">
      <style:text-properties officeooo:rsid="003dec93" officeooo:paragraph-rsid="003dec93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3951aa" style:font-weight-asian="bold" style:font-weight-complex="bold"/>
    </style:style>
    <style:style style:name="T3" style:family="text">
      <style:text-properties fo:font-weight="bold" officeooo:rsid="0039a381" style:font-weight-asian="bold" style:font-weight-complex="bold"/>
    </style:style>
    <style:style style:name="T4" style:family="text">
      <style:text-properties fo:font-weight="bold" officeooo:rsid="003b0574" style:font-weight-asian="bold" style:font-weight-complex="bold"/>
    </style:style>
    <style:style style:name="T5" style:family="text">
      <style:text-properties fo:font-weight="bold" officeooo:rsid="004d7f72" style:font-weight-asian="bold" style:font-weight-complex="bold"/>
    </style:style>
    <style:style style:name="T6" style:family="text">
      <style:text-properties officeooo:rsid="001dfa5c"/>
    </style:style>
    <style:style style:name="T7" style:family="text">
      <style:text-properties officeooo:rsid="001ff3ef"/>
    </style:style>
    <style:style style:name="T8" style:family="text">
      <style:text-properties officeooo:rsid="0037f2ad"/>
    </style:style>
    <style:style style:name="T9" style:family="text">
      <style:text-properties style:text-underline-style="none" fo:font-weight="bold" officeooo:rsid="0037f2ad" style:font-weight-asian="bold" style:font-weight-complex="bold"/>
    </style:style>
    <style:style style:name="T10" style:family="text">
      <style:text-properties style:text-underline-style="none" fo:font-weight="bold" officeooo:rsid="00409f1e" style:font-weight-asian="bold" style:font-weight-complex="bold"/>
    </style:style>
    <style:style style:name="T11" style:family="text">
      <style:text-properties style:text-underline-style="none" fo:font-weight="bold" officeooo:rsid="0042156b" style:font-weight-asian="bold" style:font-weight-complex="bold"/>
    </style:style>
    <style:style style:name="T12" style:family="text">
      <style:text-properties style:text-underline-style="none" fo:font-weight="bold" officeooo:rsid="00432e71" style:font-weight-asian="bold" style:font-weight-complex="bold"/>
    </style:style>
    <style:style style:name="T13" style:family="text">
      <style:text-properties style:text-underline-style="none" fo:font-weight="bold" officeooo:rsid="00438776" style:font-weight-asian="bold" style:font-weight-complex="bold"/>
    </style:style>
    <style:style style:name="T14" style:family="text">
      <style:text-properties style:text-underline-style="none" fo:font-weight="bold" officeooo:rsid="0043d92d" style:font-weight-asian="bold" style:font-weight-complex="bold"/>
    </style:style>
    <style:style style:name="T15" style:family="text">
      <style:text-properties style:text-underline-style="none" fo:font-weight="bold" officeooo:rsid="004e8f04" style:font-weight-asian="bold" style:font-weight-complex="bold"/>
    </style:style>
    <style:style style:name="T16" style:family="text">
      <style:text-properties style:text-underline-style="none" fo:font-weight="bold" officeooo:rsid="00432e71" fo:background-color="#ffff00" loext:char-shading-value="0" style:font-weight-asian="bold" style:font-weight-complex="bold"/>
    </style:style>
    <style:style style:name="T17" style:family="text">
      <style:text-properties style:text-underline-style="none" fo:font-weight="bold" officeooo:rsid="00438776" fo:background-color="#ffff00" loext:char-shading-value="0" style:font-weight-asian="bold" style:font-weight-complex="bold"/>
    </style:style>
    <style:style style:name="T18" style:family="text">
      <style:text-properties style:text-underline-style="none" officeooo:rsid="003fa833"/>
    </style:style>
    <style:style style:name="T19" style:family="text">
      <style:text-properties style:text-underline-style="none" officeooo:rsid="00409f1e"/>
    </style:style>
    <style:style style:name="T20" style:family="text">
      <style:text-properties style:text-underline-style="none" fo:font-weight="normal" officeooo:rsid="00409f1e" style:font-weight-asian="normal" style:font-weight-complex="normal"/>
    </style:style>
    <style:style style:name="T21" style:family="text">
      <style:text-properties style:text-underline-style="none" fo:font-weight="normal" officeooo:rsid="0042156b" style:font-weight-asian="normal" style:font-weight-complex="normal"/>
    </style:style>
    <style:style style:name="T22" style:family="text">
      <style:text-properties style:text-underline-style="none" fo:font-weight="normal" officeooo:rsid="00432e71" style:font-weight-asian="normal" style:font-weight-complex="normal"/>
    </style:style>
    <style:style style:name="T23" style:family="text">
      <style:text-properties style:text-underline-style="none" fo:font-weight="normal" officeooo:rsid="00438776" style:font-weight-asian="normal" style:font-weight-complex="normal"/>
    </style:style>
    <style:style style:name="T24" style:family="text">
      <style:text-properties style:text-underline-style="none" fo:font-weight="normal" officeooo:rsid="0043d92d" style:font-weight-asian="normal" style:font-weight-complex="normal"/>
    </style:style>
    <style:style style:name="T25" style:family="text">
      <style:text-properties style:text-underline-style="none" fo:font-weight="normal" officeooo:rsid="00443b7d" style:font-weight-asian="normal" style:font-weight-complex="normal"/>
    </style:style>
    <style:style style:name="T26" style:family="text">
      <style:text-properties style:text-underline-style="none" fo:font-weight="normal" officeooo:rsid="00485475" style:font-weight-asian="normal" style:font-weight-complex="normal"/>
    </style:style>
    <style:style style:name="T27" style:family="text">
      <style:text-properties style:text-underline-style="none" fo:font-weight="normal" officeooo:rsid="004a2283" style:font-weight-asian="normal" style:font-weight-complex="normal"/>
    </style:style>
    <style:style style:name="T28" style:family="text">
      <style:text-properties style:text-underline-style="none" fo:font-weight="normal" officeooo:rsid="004e8f04" style:font-weight-asian="normal" style:font-weight-complex="normal"/>
    </style:style>
    <style:style style:name="T29" style:family="text">
      <style:text-properties style:text-underline-style="none" fo:font-weight="normal" officeooo:rsid="00432e71" fo:background-color="transparent" loext:char-shading-value="0" style:font-weight-asian="normal" style:font-weight-complex="normal"/>
    </style:style>
    <style:style style:name="T30" style:family="text">
      <style:text-properties style:text-underline-style="none" fo:font-weight="normal" officeooo:rsid="00460c55" fo:background-color="transparent" loext:char-shading-value="0" style:font-weight-asian="normal" style:font-weight-complex="normal"/>
    </style:style>
    <style:style style:name="T31" style:family="text">
      <style:text-properties officeooo:rsid="003951aa"/>
    </style:style>
    <style:style style:name="T32" style:family="text">
      <style:text-properties officeooo:rsid="0039a381"/>
    </style:style>
    <style:style style:name="T33" style:family="text">
      <style:text-properties officeooo:rsid="003b0574"/>
    </style:style>
    <style:style style:name="T34" style:family="text">
      <style:text-properties officeooo:rsid="003fa833"/>
    </style:style>
    <style:style style:name="T35" style:family="text">
      <style:text-properties fo:font-weight="normal" officeooo:rsid="004d7f72" style:font-weight-asian="normal" style:font-weight-complex="normal"/>
    </style:style>
    <style:style style:name="fr1" style:family="graphic" style:parent-style-name="Graphics">
      <style:graphic-properties style:run-through="foreground" style:wrap="none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Each module, what we called a part up to now, has clear responsibilities</text:p>
      <text:p text:style-name="Standard">and a well-defined contract it implements. It is self-contained, opaque to its clients, and can be replaced by a different module as long as that one</text:p>
      <text:p text:style-name="Standard">implements the same contract. Its few dependencies are APIs and not</text:p>
      <text:p text:style-name="Standard">implementations.</text:p>
      <text:p text:style-name="Standard"/>
      <text:p text:style-name="Standard"/>
      <text:list xml:id="list310661095" text:style-name="L1">
        <text:list-item>
          <text:p text:style-name="P8">A name, preferably one that is globally unique.</text:p>
        </text:list-item>
        <text:list-item>
          <text:p text:style-name="P8">Declarations of dependencies on other modules.</text:p>
        </text:list-item>
        <text:list-item>
          <text:p text:style-name="P8">A clearly defined API that consists of exported packages.</text:p>
        </text:list-item>
      </text:list>
      <text:p text:style-name="Standard"/>
      <text:p text:style-name="Standard">list of all modules contained in a JDK or JRE by running <text:span text:style-name="T1">java –list-modules</text:span></text:p>
      <text:p text:style-name="Standard"/>
      <text:p text:style-name="Standard">To get details for a single module execute <text:span text:style-name="T1">java --describe-module</text:span></text:p>
      <text:p text:style-name="P1">${module-name}</text:p>
      <text:p text:style-name="Standard"/>
      <text:p text:style-name="P2">Tipos de Modulos:</text:p>
      <text:p text:style-name="Standard">– Platform modules are packed into <text:span text:style-name="T1">JMOD</text:span> files</text:p>
      <text:p text:style-name="Standard"/>
      <text:p text:style-name="P3">– modulos fuera del jdk son modular JARs , which are just plain JARs that contain a new construct, the module descriptor , which defines the module’s name, dependencies, and exports.</text:p>
      <text:p text:style-name="P3"/>
      <text:p text:style-name="P3">– modules that the module system creates on the fly from JARs that were not yet transformed into modules.</text:p>
      <text:p text:style-name="P3"/>
      <text:p text:style-name="P3">no matter how types and resources are presented to the compiler or the virtual machine, they will end up in a module</text:p>
      <text:p text:style-name="P3"/>
      <text:p text:style-name="P3">java --module-path mods --module <text:span text:style-name="T7">modulo_con_clase_main/clase_main</text:span></text:p>
      <text:p text:style-name="P3"/>
      <text:p text:style-name="P4">--module-path: <text:span text:style-name="T6">carpeta con los modulos</text:span></text:p>
      <text:p text:style-name="P4">--module: <text:span text:style-name="T6">Modulo con el main</text:span></text:p>
      <text:p text:style-name="P4"/>
      <text:p text:style-name="P5">dependencias entre clases predeterminan dependecias entre modulos</text:p>
      <text:p text:style-name="P5"/>
      <text:p text:style-name="P5">Each module has a module declaration , by convention this is a file module-info.java in the project’s root source folder. From this, the compiler creates a module descriptor, a module-info.class. When the compiled code gets packaged into a JAR, the descriptor must end up in its root folder for the module system to recognize and process it.</text:p>
      <text:p text:style-name="P5"/>
      <text:p text:style-name="P5">The name typically follows the package naming convention: It should be globally unique by reverting a domain name, it’s all lower case, and sections are separated by dots</text:p>
      <text:p text:style-name="P5"/>
      <text:p text:style-name="P5">Inside the module block, requires and exports directives define <text:s/>dependencies and exported packages</text:p>
      <text:p text:style-name="P5"/>
      <text:p text:style-name="P5">A requires directive contains a module name and tells the JVM that the declaring module depends on the one given by the directive.</text:p>
      <text:p text:style-name="P5"/>
      <text:p text:style-name="P5">the module system forbids declaring cyclic dependencies.</text:p>
      <text:p text:style-name="P5"/>
      <text:p text:style-name="P5">An exports directive contains a package name and informs the JVM that other modules depending on the declaring one can see public types in</text:p>
      <text:p text:style-name="P5">that package.</text:p>
      <text:p text:style-name="P5"/>
      <text:p text:style-name="P5"/>
      <text:p text:style-name="P5"/>
      <text:p text:style-name="P5"><draw:frame draw:style-name="fr1" draw:name="Image1" text:anchor-type="paragraph" svg:width="12.285cm" svg:height="7.177cm" draw:z-index="0"><draw:image xlink:href="Pictures/100000000000037A00000208274105AAF30C2609.png" xlink:type="simple" xlink:show="embed" xlink:actuate="onLoad" loext:mime-type="image/png"/></draw:frame></text:p>
      <text:p text:style-name="P5"><draw:frame draw:style-name="fr1" draw:name="Image2" text:anchor-type="paragraph" svg:width="12.285cm" svg:height="3.791cm" draw:z-index="1"><draw:image xlink:href="Pictures/1000000000000344000001024D2CBC2CE6A58D3B.png" xlink:type="simple" xlink:show="embed" xlink:actuate="onLoad" loext:mime-type="image/png"/></draw:frame></text:p>
      <text:p text:style-name="P5"><draw:frame draw:style-name="fr1" draw:name="Image6" text:anchor-type="paragraph" svg:width="25.268cm" svg:height="5.611cm" draw:z-index="3"><draw:image xlink:href="Pictures/10000201000003C8000000D7C70EC8045A3B50C1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><draw:frame draw:style-name="fr1" draw:name="Image4" text:anchor-type="paragraph" svg:width="12.285cm" svg:height="5.816cm" draw:z-index="2"><draw:image xlink:href="Pictures/100000000000025C0000011E280B12C75C21B109.png" xlink:type="simple" xlink:show="embed" xlink:actuate="onLoad" loext:mime-type="image/png"/></draw:frame></text:p>
      <text:p text:style-name="P5"/>
      <text:p text:style-name="P5"/>
      <text:p text:style-name="P5"/>
      <text:p text:style-name="P5"><draw:frame draw:style-name="fr1" draw:name="Image3" text:anchor-type="paragraph" svg:width="15.108cm" svg:height="6.324cm" draw:z-index="4"><draw:image xlink:href="Pictures/100002010000023B000000EFD51E6BF4997C13D4.png" xlink:type="simple" xlink:show="embed" xlink:actuate="onLoad" loext:mime-type="image/png"/></draw:frame></text:p>
      <text:p text:style-name="P5"/>
      <text:p text:style-name="P5"/>
      <text:p text:style-name="P6"><text:span text:style-name="T1">goals of the module system: </text:span>configuracion confiable y fuerte encapsulamiento</text:p>
      <text:p text:style-name="P6"/>
      <text:p text:style-name="P7">- cuando hay dos definiciones de un modulo al ejecutar una aplicacion no se lanzara <text:s/>indicando el error</text:p>
      <text:p text:style-name="P7">- si no hay un modulo requerido al lanzar la aplicacion no se ejecutará e indicara el error</text:p>
      <text:p text:style-name="P7">- <text:span text:style-name="T1">Only types in the packages we export are visible and the rest are safe—even from reflection</text:span></text:p>
      <text:p text:style-name="P7">- Optional dependencies, which must be present at compile time but are not required at run time</text:p>
      <text:p text:style-name="P6">- <text:span text:style-name="T1">open modules and open packages</text:span>. They make packages available at run time only. In exchange they allow reflection over private members as is often required by reflection-based tools. Similar to exports, there are also qualified opens, with which you can open a package to just a selected module.</text:p>
      <text:p text:style-name="P6">- the module system offers services</text:p>
      <text:p text:style-name="P6">--module-path or -p</text:p>
      <text:p text:style-name="P6"/>
      <text:p text:style-name="P10">Tipos de modulos</text:p>
      <text:p text:style-name="P9"/>
      <text:p text:style-name="P5">- <text:span text:style-name="T8">modulos que desarrolladores crean para sus proyectos (librerias, frameworks, applicaciones) son </text:span><text:span text:style-name="T9">application modules</text:span><text:span text:style-name="T8"> → modular jars, non JDK modulos</text:span></text:p>
      <text:p text:style-name="P5">- <text:span text:style-name="T31">el modulo que contiene el punto de ejecucion de la aplicacion (main) o donde la compilacion comienza es </text:span><text:span text:style-name="T2">initial module</text:span></text:p>
      <text:p text:style-name="P5">- <text:span text:style-name="T2">root modules</text:span><text:span text:style-name="T31"> son donde el module system comienza resolviendo dependencias (el modulo que contiene el main es un root module, es parte de los observables)</text:span></text:p>
      <text:p text:style-name="P5">- <text:span text:style-name="T32">los modulos que construyen el jdk son </text:span><text:span text:style-name="T3">platform modules,</text:span><text:span text:style-name="T32"> definidos por la Java SE Platform Specification (java.***) y especificos del jdk (jdk.***).</text:span></text:p>
      <text:p text:style-name="P5">- <text:span text:style-name="T33">un tipo especial de platform modules son los </text:span><text:span text:style-name="T4">incubator modules</text:span><text:span text:style-name="T33"> (jdk.incubator.***), contienen funcionalidades experimentales que se moveran a otro modulo cuando dejen de ser experimentales</text:span></text:p>
      <text:p text:style-name="P13">- jlink puede incluir un subset de platform modules y application modules, cuando se genera la imagen son llamados en conjunto <text:span text:style-name="T1">system modules →</text:span><text:span text:style-name="T5"> </text:span><text:span text:style-name="T35">modulo contenido en una runtime image, sin el uso de jlink son igual al </text:span><text:span text:style-name="T5">platform modules</text:span></text:p>
      <text:p text:style-name="P12">- <text:span text:style-name="T34">java <text:s/>--list-modules para para listar los modulos de la imagen</text:span></text:p>
      <text:p text:style-name="P12"><text:span text:style-name="T18">- </text:span><text:span text:style-name="T19">todos los </text:span><text:span text:style-name="T10">platform modulos</text:span><text:span text:style-name="T19"> en el actual runtime junto a los </text:span><text:span text:style-name="T10">application modules </text:span><text:span text:style-name="T20">especificados en la linea de comandos son llamados observables, juntos forman el universo de </text:span><text:span text:style-name="T10">observable modules</text:span><text:span text:style-name="T27">, los que el JPMS puede usar para completar las dependencias</text:span></text:p>
      <text:p text:style-name="P12"><text:span text:style-name="T20">- </text:span><text:span text:style-name="T21">para el module system todos los modulos son lo mismo excepto java.base el </text:span><text:span text:style-name="T11">base module</text:span></text:p>
      <text:p text:style-name="P12"><text:span text:style-name="T21">→ </text:span><text:span text:style-name="T22">java.base contiene java.lang, java.util, java.nio, java.time…</text:span></text:p>
      <text:p text:style-name="P12"><text:span text:style-name="T22">→ java.base es el unico hard-coded en el module system</text:span></text:p>
      <text:p text:style-name="P12"><text:span text:style-name="T22">- </text:span><text:span text:style-name="T12">platform modules</text:span><text:span text:style-name="T22"> y la mayoria de los </text:span><text:span text:style-name="T12">application modules</text:span><text:span text:style-name="T22"> tienen module descriptors entregados por el creador del modulo y son llamados </text:span><text:span text:style-name="T16">explicit modules</text:span><text:span text:style-name="T29"> </text:span><text:span text:style-name="T30">(modulo con un descriptor)</text:span></text:p>
      <text:p text:style-name="P12"><text:span text:style-name="T22">- </text:span><text:span text:style-name="T17">automatic modules</text:span><text:span text:style-name="T23"> son </text:span><text:span text:style-name="T13">application modules</text:span><text:span text:style-name="T23"> pero creados por el runtime </text:span><text:span text:style-name="T25">(modulos sin un module descriptor, plain jar en el module path, </text:span><text:span text:style-name="T26">inferidos por el JPMS</text:span><text:span text:style-name="T25">)</text:span></text:p>
      <text:p text:style-name="P12"><text:span text:style-name="T23">- </text:span><text:span text:style-name="T13">explicit modules</text:span><text:span text:style-name="T23"> y </text:span><text:span text:style-name="T13">automatic modules</text:span><text:span text:style-name="T23"> forman los </text:span><text:span text:style-name="T17">named modules</text:span></text:p>
      <text:p text:style-name="P12"><text:span text:style-name="T23">- </text:span><text:span text:style-name="T24">tambien hay </text:span><text:span text:style-name="T14">unnamed modules</text:span><text:span text:style-name="T28">: modulos sin nombre, son contenidos en el class path</text:span></text:p>
      <text:p text:style-name="P12"><text:span text:style-name="T22">- </text:span></text:p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1T14:28:30.863048091</meta:creation-date>
    <meta:generator>LibreOffice/6.2.0.3$Linux_X86_64 LibreOffice_project/20$Build-3</meta:generator>
    <meta:editing-cycles>0</meta:editing-cycles>
    <meta:editing-duration>P0D</meta:editing-duration>
    <meta:document-statistic meta:table-count="0" meta:image-count="5" meta:object-count="0" meta:page-count="1" meta:paragraph-count="51" meta:word-count="826" meta:character-count="5044" meta:non-whitespace-character-count="4273"/>
  </office:meta>
</office:document-meta>
</file>